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f40" officeooo:paragraph-rsid="00147f40"/>
    </style:style>
    <style:style style:name="P2" style:family="paragraph" style:parent-style-name="Standard">
      <style:text-properties officeooo:rsid="00154375" officeooo:paragraph-rsid="0015437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7f40" officeooo:paragraph-rsid="00147f40" style:font-weight-asian="bold" style:font-weight-complex="bold"/>
    </style:style>
    <style:style style:name="T1" style:family="text">
      <style:text-properties officeooo:rsid="00154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dressBook felhasználói dokumentáció</text:p>
      <text:p text:style-name="P1"/>
      <text:p text:style-name="P1">Az AddressBook egy címlista alkalamazás, ahol lehetőség <text:span text:style-name="T1">nyílik</text:span> a felhasználók nevét, címeit, e-mail címet és telefonszámait rögzíteni, karbantartani.</text:p>
      <text:p text:style-name="P1"/>
      <text:p text:style-name="P1">Az alkalmazás elindítása után egy táblázatban láthatóak a már rögzített adatok. A listában időrendi sorrendben kerülnek megjelenítésre a tételek, ahol látszik a felhasználó neve, legutoljára rögzített címe, e-mail címe, illetve telefonszáma.</text:p>
      <text:p text:style-name="P1"/>
      <text:p text:style-name="P1">Oldalanként 10 tétel jelenik meg a táblázatban. Ha több tétel szerepel a rendszerben, lapozással lehet a további tételeket megtekinteni. Az oszlopfejlécekre kattinva növekvő, illetve csökkenő sorrendbe rendezhetőek az adatok, továbbá az egyes sorokra kattinva a felhasználóhoz tartozó összes információt megtekinthetjük egy felugró ablakban.</text:p>
      <text:p text:style-name="P1"/>
      <text:p text:style-name="P1">A jobb felső sarokban található 'Admin belépés' gombra kattinva lehetőségünk nyílik bejelentkezni az adminisztrációs felületre. A teszt felhasználónév 'admin' és a hozzá tartozó jelszó szintén 'admin'.</text:p>
      <text:p text:style-name="P1"/>
      <text:p text:style-name="P1">Bejelentkezés után egy hasonló táblázat <text:span text:style-name="T1">látható, mint a publikus felületen, viszont itt a létrehozás gomb megnyomásával új tételt rögzíthetünk a rendszerbe. Egy tételhez egyetlen egy név, illetve több cím, e-mail cím és telefonszám is hozzáadható egyetlen lépésben. A mentés gomb megnyomásával az adatok rögzítésre kerülnek, majd a rendszer automatikusan átirányít a táblázatos lista nézetre, ahol látható az előzőleg rögzített új tétel.</text:span></text:p>
      <text:p text:style-name="P1"/>
      <text:p text:style-name="P2">A módosítás gomb megnyomásával szerkeszthetjük az előzőleg rögzített adatokat, a törlés gomb megnyomásával pedig törlhetjük azt.</text:p>
      <text:p text:style-name="P2"/>
      <text:p text:style-name="P2">A jobb felső sarokban található kilépés gombbal lehet biztonságosan elhagyni a rendsz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21:18.366683906</meta:creation-date>
    <dc:date>2015-11-11T11:55:25.116359910</dc:date>
    <meta:editing-duration>PT3M56S</meta:editing-duration>
    <meta:editing-cycles>1</meta:editing-cycles>
    <meta:document-statistic meta:table-count="0" meta:image-count="0" meta:object-count="0" meta:page-count="1" meta:paragraph-count="8" meta:word-count="210" meta:character-count="1623" meta:non-whitespace-character-count="1421"/>
    <meta:generator>LibreOffice/4.2.8.2$Linux_X86_64 LibreOffice_project/420m0$Build-2</meta:generator>
  </office:meta>
</office:document-meta>
</file>